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a world rife with madness, the air toxic to breathe, the very Earth has been poisoned. It's been 150 years since the war ended, 150 years since the bombs fell. 150 years of nuclear winter, radiation sickness, and mutation. Only a fraction of the world's population still live. </text:p>
      <text:p text:style-name="Standard"/>
      <text:p text:style-name="Standard">Finding something</text:p>
      <text:p text:style-name="Standard">Found in third last mission</text:p>
      <text:p text:style-name="Standard">Second last mission is returning home</text:p>
      <text:p text:style-name="Standard">Last mission is allout assault from ene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8T22:53:13.10</meta:creation-date>
    <dc:date>2017-06-28T23:33:21.45</dc:date>
    <meta:editing-duration>PT17H31M58S</meta:editing-duration>
    <meta:editing-cycles>2</meta:editing-cycles>
    <meta:generator>OpenOffice/4.1.3$Win32 OpenOffice.org_project/413m1$Build-9783</meta:generator>
    <meta:document-statistic meta:table-count="0" meta:image-count="0" meta:object-count="0" meta:page-count="1" meta:paragraph-count="5" meta:word-count="69" meta:character-count="402"/>
  </office:meta>
</office:document-meta>
</file>